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75BB8BA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style:text-underline-style="solid" style:text-underline-width="auto" style:text-underline-color="font-color"/>
    </style:style>
    <style:style style:name="P2" style:family="paragraph">
      <style:paragraph-properties style:text-autospace="none"/>
      <style:text-properties fo:color="#ffffff" fo:font-family="LucidaGrande" fo:font-size="32pt" style:font-family-asian="LucidaGrande" style:font-size-asian="32pt" style:font-family-complex="LucidaGrande" style:font-size-complex="32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Arial" style:font-family-generic="roman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ffffff" fo:font-size="24pt" style:font-size-asian="24pt" style:font-size-complex="24pt"/>
    </style:style>
    <style:style style:name="T1" style:family="text">
      <style:text-properties fo:color="#ffffff" style:text-underline-style="solid" style:text-underline-width="auto" style:text-underline-color="font-color"/>
    </style:style>
    <style:style style:name="T2" style:family="text">
      <style:text-properties fo:color="#ffffff" style:text-outline="false" style:text-line-through-style="none" fo:font-family="LucidaGrand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Basic Git Commands</text:span></text:p>
          </draw:text-box>
        </draw:frame>
        <draw:frame presentation:style-name="pr2" draw:layer="layout" svg:width="7.955cm" svg:height="12.182cm" svg:x="5.842cm" svg:y="4.915cm" presentation:class="outline" presentation:user-transformed="true">
          <draw:text-box>
            <text:list text:style-name="L2">
              <text:list-item>
                <text:p text:style-name="P2"><text:span text:style-name="T2">Init</text:span></text:p>
              </text:list-item>
              <text:list-item>
                <text:p text:style-name="P2"><text:span text:style-name="T2">Clone</text:span></text:p>
              </text:list-item>
              <text:list-item>
                <text:p text:style-name="P2"><text:span text:style-name="T2">Add</text:span></text:p>
              </text:list-item>
              <text:list-item>
                <text:p text:style-name="P2"><text:span text:style-name="T2">Commit</text:span></text:p>
              </text:list-item>
              <text:list-item>
                <text:p text:style-name="P2"><text:span text:style-name="T2">Status</text:span></text:p>
              </text:list-item>
              <text:list-item>
                <text:p text:style-name="P2"><text:span text:style-name="T2">Diff </text:span></text:p>
              </text:list-item>
            </text:list>
          </draw:text-box>
        </draw:frame>
        <draw:frame presentation:style-name="pr2" draw:layer="layout" svg:width="7.062cm" svg:height="12.182cm" svg:x="15.798cm" svg:y="4.915cm" presentation:class="outline" presentation:user-transformed="true">
          <draw:text-box>
            <text:list text:style-name="L2">
              <text:list-item>
                <text:p>Log</text:p>
              </text:list-item>
              <text:list-item>
                <text:p>Help</text:p>
              </text:list-item>
              <text:list-item>
                <text:p>Pull</text:p>
              </text:list-item>
              <text:list-item>
                <text:p>Push</text:p>
              </text:list-item>
              <text:list-item>
                <text:p text:style-name="P3"><text:span text:style-name="T3">Branch</text:span></text:p>
              </text:list-item>
              <text:list-item>
                <text:p text:style-name="P3"><text:span text:style-name="T3">Merg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it init</text:p>
          </draw:text-box>
        </draw:frame>
        <draw:frame presentation:style-name="pr2" draw:layer="layout" svg:width="24.631cm" svg:height="12.182cm" svg:x="1.399cm" svg:y="4.915cm" presentation:class="outline" presentation:user-transformed="true">
          <draw:text-box>
            <text:p>This creates a new subdirectory named .git that contains all of your necessary repository files — a Git repository skeleton.</text:p>
            <text:p/>
            <text:p/>
            <text:list text:style-name="L2">
              <text:list-item>
                <text:p><text:span text:style-name="T4">Start a new git repository for an existing code base</text:span></text:p>
              </text:list-item>
              <text:list-item>
                <text:p><text:span text:style-name="T4"><text:s text:c="15"/></text:span><text:span text:style-name="T4">$ cd /path/to/my/codebase</text:span></text:p>
              </text:list-item>
              <text:list-item>
                <text:p><text:span text:style-name="T4"><text:s text:c="15"/></text:span><text:span text:style-name="T4">$ git init <text:s text:c="5"/>(1)</text:span></text:p>
              </text:list-item>
              <text:list-item>
                <text:p><text:span text:style-name="T4"><text:s text:c="15"/></text:span><text:span text:style-name="T4">$ git add . <text:s text:c="4"/>(2)</text:span></text:p>
              </text:list-item>
              <text:list-item>
                <text:p><text:span text:style-name="T4"><text:s text:c="11"/></text:span><text:span text:style-name="T4">1. prepare /path/to/my/codebase/.git directory</text:span></text:p>
              </text:list-item>
              <text:list-item>
                <text:p><text:span text:style-name="T4"><text:s text:c="11"/></text:span><text:span text:style-name="T4">2. add all existing file to the ind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it clone</text:p>
          </draw:text-box>
        </draw:frame>
        <draw:frame presentation:style-name="pr2" draw:text-style-name="P4" draw:layer="layout" svg:width="24.631cm" svg:height="12.182cm" svg:x="1.399cm" svg:y="4.915cm" presentation:class="outline">
          <draw:text-box>
            <text:list text:style-name="L2">
              <text:list-item>
                <text:p text:style-name="P4"><text:span text:style-name="T5">What if you want to get a copy of an existing Git repository to contribute to it? the command you need is</text:span></text:p>
                <text:p text:style-name="P4"><text:span text:style-name="T5">$ git clone [url]</text:span></text:p>
                <text:p text:style-name="P4"><text:span text:style-name="T5"/></text:p>
              </text:list-item>
              <text:list-item>
                <text:p text:style-name="P4"><text:span text:style-name="T5">Every version of every file for the history of the project is pulled down when you run git clone. </text:span></text:p>
                <text:p text:style-name="P4"><text:span text:style-name="T5"/></text:p>
              </text:list-item>
              <text:list-item>
                <text:p text:style-name="P4"><text:span text:style-name="T5">The different protocols you can use for the url are:</text:span></text:p>
                <text:list>
                  <text:list-item>
                    <text:p><text:span text:style-name="T5">git://</text:span></text:p>
                  </text:list-item>
                  <text:list-item>
                    <text:p><text:span text:style-name="T5">http(s)://</text:span></text:p>
                  </text:list-item>
                  <text:list-item>
                    <text:p><text:span text:style-name="T5">SSH [user@server:/path.git]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it clone cont.</text:p>
          </draw:text-box>
        </draw:frame>
        <draw:frame presentation:style-name="pr2" draw:text-style-name="P6" draw:layer="layout" svg:width="24.631cm" svg:height="12.182cm" svg:x="1.399cm" svg:y="4.915cm" presentation:class="outline" presentation:user-transformed="true">
          <draw:text-box>
            <text:p text:style-name="P5"><text:span text:style-name="T6">Example using SSH.</text:span></text:p>
            <text:p text:style-name="P5"><text:span text:style-name="T6">$ git clone git@github.com:ECSIG/irc-client-framework.git</text:span></text:p>
            <text:p text:style-name="P5"><text:span text:style-name="T6"/></text:p>
            <text:list text:style-name="L3">
              <text:list-item>
                <text:p text:style-name="P5"><text:span text:style-name="T6">That creates a directory named irc-client-framework</text:span></text:p>
              </text:list-item>
              <text:list-item>
                <text:p text:style-name="P5"><text:span text:style-name="T6">Initializes a .git directory inside it</text:span></text:p>
              </text:list-item>
              <text:list-item>
                <text:p text:style-name="P5"><text:span text:style-name="T6">Pulls down all the data for that repository, </text:span></text:p>
              </text:list-item>
              <text:list-item>
                <text:p text:style-name="P5"><text:span text:style-name="T6">Checks out a working copy of the latest version. </text:span></text:p>
              </text:list-item>
              <text:list-item>
                <text:p text:style-name="P5"><text:span text:style-name="T6">If you go into the new grit directory, you’ll see the project files in there, ready to be worked on or us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it add</text:p>
          </draw:text-box>
        </draw:frame>
        <draw:frame presentation:style-name="pr2" draw:layer="layout" svg:width="24.63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 .gitignore file</text:p>
          </draw:text-box>
        </draw:frame>
        <draw:frame presentation:style-name="pr2" draw:layer="layout" svg:width="24.63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2" draw:text-style-name="P7" draw:layer="layout" svg:width="24.631cm" svg:height="12.182cm" svg:x="1.399cm" svg:y="4.915cm" presentation:class="outline">
          <draw:text-box>
            <text:list text:style-name="L2">
              <text:list-header>
                <text:p text:style-name="P7"><text:span text:style-name="T7">1. git-scm book:</text:span></text:p>
                <text:p text:style-name="P7"><text:span text:style-name="T7"><text:a xlink:href="http://git-scm.com/book/en/Git-Basics" xlink:type="simple">http://git-scm.com/book/en/Git-Basics</text:a></text:span></text:p>
                <text:p text:style-name="P7"><text:span text:style-name="T7"/></text:p>
                <text:p text:style-name="P7"><text:span text:style-name="T7">2.http://help.github/</text:span></text:p>
                <text:p text:style-name="P7"><text:span text:style-name="T7"><text:a xlink:href="https://help.github.com/articles/ignoring-files" xlink:type="simple">https://help.github.com/articles/ignoring-files</text:a></text:span></text:p>
                <text:p text:style-name="P7"><text:span text:style-name="T7"/></text:p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luegradient" xlink:href="Pictures/1000000000000640000004B075BB8BAB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99ff" draw:gradient-step-count="256" draw:fill-image-name="bluegradien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99ff" draw:gradient-step-count="256" draw:fill-image-name="blue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4T19:53:15</meta:creation-date>
    <dc:date>2013-03-04T21:29:00</dc:date>
    <meta:editing-duration>PT15M3S</meta:editing-duration>
    <meta:editing-cycles>3</meta:editing-cycles>
    <meta:generator>LibreOffice/4.0.0.3$MacOSX_x86 LibreOffice_project/53fd80e80f44edd735c18dbc5b6cde811e0a15c</meta:generator>
    <meta:document-statistic meta:object-count="50"/>
  </office:meta>
</office:document-meta>
</file>